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fuel</mi>
      <mrow>
        <mrow>
          <mrow>
            <mo fence="true" form="prefix" stretchy="true">[</mo>
            <mrow>
              <mfrac>
                <mfrac>
                  <mfrac>
                    <mfrac>
                      <mfrac>
                        <mfrac>
                          <mrow>
                            <mn>0</mn>
                            <mi mathvariant="italic">vela</mi>
                          </mrow>
                          <mrow>
                            <mn>0</mn>
                            <mi mathvariant="italic">GNL</mi>
                          </mrow>
                        </mfrac>
                        <mrow>
                          <mn>0</mn>
                          <mi mathvariant="italic">eléctrico</mi>
                        </mrow>
                      </mfrac>
                      <mrow>
                        <mn>0</mn>
                        <mi mathvariant="italic">hibrido</mi>
                      </mrow>
                    </mfrac>
                    <mrow>
                      <mn>1</mn>
                      <mi mathvariant="italic">fuel</mi>
                      <mi>y</mi>
                      <mi mathvariant="italic">GNL</mi>
                    </mrow>
                  </mfrac>
                  <mrow>
                    <mn>2</mn>
                    <mi mathvariant="italic">fuel</mi>
                    <mi mathvariant="italic">marino</mi>
                  </mrow>
                </mfrac>
                <mrow>
                  <mn>3</mn>
                  <mi mathvariant="italic">fuel</mi>
                  <mi mathvariant="italic">pesado</mi>
                </mrow>
              </mfrac>
            </mrow>
            <mo fence="true" form="postfix" stretchy="true">]</mo>
          </mrow>
          <mo stretchy="false">∗</mo>
          <mrow>
            <mfrac>
              <mrow>
                <mi mathvariant="italic">potencia</mi>
                <mi mathvariant="italic">motores</mi>
              </mrow>
              <mn>10000</mn>
            </mfrac>
            <mrow>
              <mo fence="true" form="prefix" stretchy="false">(</mo>
              <mrow>
                <mi mathvariant="italic">Kw</mi>
              </mrow>
              <mo fence="true" form="postfix" stretchy="false">)</mo>
            </mrow>
          </mrow>
        </mrow>
        <mo stretchy="false">+</mo>
        <mfrac>
          <mrow>
            <mi mathvariant="italic">capacidad</mi>
            <mi mathvariant="italic">pasaje</mi>
          </mrow>
          <mn>1000</mn>
        </mfrac>
        <mo stretchy="false">+</mo>
        <mfrac>
          <mrow>
            <mi mathvariant="italic">arqueo</mi>
            <mi mathvariant="italic">bruto</mi>
          </mrow>
          <mn>10000</mn>
        </mfrac>
      </mrow>
    </mrow>
    <annotation encoding="StarMath 5.0">

fuel left [ {0 vela}over{0 GNL}over{0 eléctrico}over{0 hibrido}over{1 fuel y GNL}over{2 fuel marino }over{3 fuel pesado }right ] * {{potencia motores}over 10000 ( Kw )} + {{capacidad pasaje}over 1000} + {{arqueo bruto}over 10000 } 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21:22:15.658351086</meta:creation-date>
    <dc:date>2025-06-12T10:07:39.043000000</dc:date>
    <meta:editing-duration>PT12H36M44S</meta:editing-duration>
    <meta:editing-cycles>5</meta:editing-cycles>
    <meta:generator>LibreOffice/7.1.3.2$Windows_X86_64 LibreOffice_project/47f78053abe362b9384784d31a6e56f8511eb1c1</meta:generator>
  </office:meta>
</office:document-meta>
</file>